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666666" draw:marker-start-width="0.438cm" draw:marker-end="Extrémités_20_de_20_flèche_20_4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draw:stroke-dash="Dash" svg:stroke-width="0.159cm" svg:stroke-color="#666666" draw:marker-start-width="0.438cm" draw:marker-end="Extrémités_20_de_20_flèche_20_5" draw:marker-end-width="0.538cm" svg:stroke-linecap="butt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draw:fill-color="#666666" draw:textarea-horizontal-align="justify" draw:textarea-vertical-align="middle" draw:auto-grow-height="false" fo:min-height="0.05cm" fo:min-width="0cm"/>
    </style:style>
    <style:style style:name="gr4" style:family="graphic" style:parent-style-name="objectwithoutfill">
      <style:graphic-properties svg:stroke-width="0.212cm" svg:stroke-color="#005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127cm" fo:min-width="0.339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33581c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111111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33581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1111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25cm" svg:y1="1.726cm" svg:x2="2cm" svg:y2="1.726cm">
          <text:p/>
        </draw:line>
        <draw:line draw:style-name="gr2" draw:text-style-name="P1" draw:layer="layout" svg:x1="0.274cm" svg:y1="1.75cm" svg:x2="0.274cm" svg:y2="0cm">
          <text:p/>
        </draw:line>
        <draw:custom-shape draw:style-name="gr3" draw:text-style-name="P2" draw:layer="layout" svg:width="0.3cm" svg:height="0.3cm" svg:x="0.124cm" svg:y="1.5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0.695cm" svg:height="1.044cm" draw:transform="skewX (0.0226892802759263) rotate (1.36432387628397) translate (0.495876232860579cm 1.49903809292279cm)" svg:viewBox="0 0 696 1045" svg:d="M0 4c84-12 167 7 248 15 146 16 300 75 390 188 72 91 73 229 22 331-63 126-154 241-222 367l-21 80-2 60">
          <text:p/>
        </draw:path>
        <draw:custom-shape draw:style-name="gr5" draw:text-style-name="P1" draw:layer="layout" svg:width="1.335cm" svg:height="0.683cm" svg:x="0.629cm" svg:y="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92cm" svg:height="0.564cm" svg:x="1.012cm" svg:y="0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09cm" svg:height="0.2cm" svg:x="1.206cm" svg:y="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2T11:59:47.410000000</meta:creation-date>
    <dc:date>2022-12-02T17:27:27.343000000</dc:date>
    <meta:editing-duration>PT18M27S</meta:editing-duration>
    <meta:editing-cycles>8</meta:editing-cycles>
    <meta:generator>LibreOffice/7.2.2.1$Windows_X86_64 LibreOffice_project/0e408af0b27894d652a87aa5f21fe17bf058124c</meta:generator>
    <meta:document-statistic meta:object-count="7"/>
  </office:meta>
</office:document-meta>
</file>